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557000003822562CBFFC88E1F5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</style:style>
    <style:style style:name="T1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2" style:family="text">
      <style:text-properties style:text-position="-8% 58%" style:font-name="Liberation Sans" fo:font-size="15pt" style:font-name-asian="Liberation Sans1" style:font-size-asian="15pt" style:font-name-complex="Liberation Sans1" style:font-size-complex="15pt"/>
    </style:style>
    <style:style style:name="T3" style:family="text">
      <style:text-properties style:font-name="Liberation Sans" fo:font-size="15pt" style:font-name-asian="Liberation Sans1" style:font-size-asian="15pt" style:font-name-complex="Liberation Sans1" style:font-size-complex="15pt"/>
    </style:style>
    <style:style style:name="T4" style:family="text">
      <style:text-properties style:text-position="-8% 58%" style:font-name="Liberation Sans1" fo:font-size="15pt" style:font-name-asian="Liberation Sans1" style:font-size-asian="15pt" style:font-name-complex="Liberation Sans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732cm" svg:height="9.678cm" svg:x="6.096cm" svg:y="2.54cm">
          <draw:image xlink:href="Pictures/1000020100000557000003822562CBFFC88E1F5B.png" xlink:type="simple" xlink:show="embed" xlink:actuate="onLoad">
            <text:p/>
          </draw:image>
        </draw:frame>
        <draw:frame draw:style-name="gr2" draw:text-style-name="P2" draw:layer="layout" svg:width="2cm" svg:height="0.962cm" svg:x="12.138cm" svg:y="11.738cm">
          <draw:text-box>
            <text:p><text:span text:style-name="T1">φ</text:span><text:span text:style-name="T2">1</text:span><text:span text:style-name="T3">[°]</text:span></text:p>
          </draw:text-box>
        </draw:frame>
        <draw:frame draw:style-name="gr2" draw:text-style-name="P2" draw:layer="layout" svg:width="2cm" svg:height="0.962cm" draw:transform="rotate (1.5707963267949) translate (5.388cm 7.512cm)">
          <draw:text-box>
            <text:p><text:span text:style-name="T1">φ</text:span><text:span text:style-name="T4">2 </text:span><text:span text:style-name="T3">[°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3-31T12:37:03.023362005</meta:creation-date>
    <dc:date>2025-03-31T12:47:19.355416733</dc:date>
    <meta:editing-duration>PT10M17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